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0.558cm"/>
    </style:style>
    <style:style style:name="co6" style:family="table-column">
      <style:table-column-properties fo:break-before="auto" style:column-width="9.335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3.78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//CPROF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office:value-type="string">
            <text:p>//WID</text:p>
          </table:table-cell>
          <table:table-cell table:style-name="ce7" office:value-type="string">
            <text:p>fin</text:p>
          </table:table-cell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8"/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5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6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7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8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12]+10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4]+10" office:value-type="float" office:value="50">
            <text:p>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4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5]+10" office:value-type="float" office:value="60">
            <text:p>6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6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6]+10" office:value-type="float" office:value="70">
            <text:p>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7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8]+10" office:value-type="float" office:value="90">
            <text:p>9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1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2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3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office:value-type="string">
            <text:p>THC_FR_DESC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4]+10" office:value-type="float" office:value="150">
            <text:p>15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5]+10" office:value-type="float" office:value="160">
            <text:p>16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ang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5]+10" office:value-type="float" office:value="160">
            <text:p>16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27]+10" office:value-type="float" office:value="170">
            <text:p>17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8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29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9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0]+10" office:value-type="float" office:value="200">
            <text:p>20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30]+10" office:value-type="float" office:value="200">
            <text:p>200</text:p>
          </table:table-cell>
          <table:table-cell table:style-name="ce19" office:value-type="string">
            <text:p>W</text:p>
          </table:table-cell>
          <table:table-cell table:style-name="ce19" table:number-columns-repeated="2"/>
          <table:table-cell table:style-name="ce19" office:value-type="string">
            <text:p>thesaurus.php</text:p>
          </table:table-cell>
          <table:table-cell table:style-name="ce19" office:value-type="string">
            <text:p>getThConcept(D,THC_THESAURUS,CT):THC_BROADER,ILINK_THC_BROADER</text:p>
          </table:table-cell>
          <table:table-cell table:style-name="ce19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TH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Terme générique 2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</text:p>
          </table:table-cell>
          <table:table-cell table:style-name="ce19" table:formula="oooc:=[.H31]+10" office:value-type="float" office:value="210">
            <text:p>2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Default"/>
          <table:table-cell table:style-name="ce19" office:value-type="string">
            <text:p>thesaurus.php</text:p>
          </table:table-cell>
          <table:table-cell table:style-name="ce19" office:value-type="string">
            <text:p>getThConcept(D,THC_THESAURUS,THC_THBROADER):THC_BROADER,THC_BROADER</text:p>
          </table:table-cell>
          <table:table-cell table:style-name="ce19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TEST</text:p>
          </table:table-cell>
          <table:table-cell table:style-name="ce19" table:formula="oooc:=[.B29]" office:value-type="string" office:string-value="THC_FR_RELATION">
            <text:p>THC_FR_RELATION</text:p>
          </table:table-cell>
          <table:table-cell table:style-name="ce19" office:value-type="string">
            <text:p>Tes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</text:p>
          </table:table-cell>
          <table:table-cell table:style-name="ce19" office:value-type="float" office:value="211">
            <text:p>211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Default"/>
          <table:table-cell table:style-name="ce19" office:value-type="string">
            <text:p>thesaurus.php</text:p>
          </table:table-cell>
          <table:table-cell table:style-name="ce19" office:value-type="string">
            <text:p>getThConcept(D,THC_THESAURUS,THC_THBROADER):THC_BROADER,THC_BROADER</text:p>
          </table:table-cell>
          <table:table-cell table:style-name="ce19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docid("THCONCEPT")</text:p>
          </table:table-cell>
          <table:table-cell table:style-name="ce19" table:formula="oooc:=[.H33]+10" office:value-type="float" office:value="220">
            <text:p>22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29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5]+10" office:value-type="float" office:value="230">
            <text:p>23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6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6]+10" office:value-type="float" office:value="240">
            <text:p>24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6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37]+10" office:value-type="float" office:value="250">
            <text:p>25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office:forms form:automatic-focus="false" form:apply-design-mode="false"/>
        <table:table-column table:style-name="co1" table:default-cell-style-name="ce3"/>
        <table:table-column table:style-name="co10" table:number-columns-repeated="2" table:default-cell-style-name="ce3"/>
        <table:table-column table:style-name="co1" table:number-columns-repeated="3" table:default-cell-style-name="ce3"/>
        <table:table-column table:style-name="co22" table:default-cell-style-name="ce3"/>
        <table:table-column table:style-name="co1" table:number-columns-repeated="249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R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6">06/08/2008</text:date>, <text:time>12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8-08-06T12:09:39</dc:date>
    <meta:editing-cycles>74</meta:editing-cycles>
    <meta:editing-duration>P3DT15H10M34S</meta:editing-duration>
    <meta:user-defined meta:name="Info 1"/>
    <meta:user-defined meta:name="Info 2"/>
    <meta:user-defined meta:name="Info 3"/>
    <meta:user-defined meta:name="Info 4"/>
    <meta:document-statistic meta:table-count="3" meta:cell-count="463"/>
  </office:meta>
</office:document-meta>
</file>